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54in"/>
    </style:style>
    <style:style style:name="co3" style:family="table-column">
      <style:table-column-properties fo:break-before="auto" style:column-width="3.2992in"/>
    </style:style>
    <style:style style:name="co4" style:family="table-column">
      <style:table-column-properties fo:break-before="auto" style:column-width="1.3252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2">
          <table:table-cell table:style-name="ce1" office:value-type="string">
            <text:p>Variables(main)</text:p>
          </table:table-cell>
          <table:table-cell table:style-name="ce1" office:value-type="string">
            <text:p>Description</text:p>
          </table:table-cell>
          <table:table-cell table:style-name="ce2" office:value-type="string">
            <text:p>Line number/initial</text:p>
          </table:table-cell>
        </table:table-row>
        <table:table-row table:style-name="ro2">
          <table:table-cell office:value-type="string">
            <text:p>SIZE</text:p>
          </table:table-cell>
          <table:table-cell office:value-type="string">
            <text:p>array size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level</text:p>
          </table:table-cell>
          <table:table-cell office:value-type="string">
            <text:p>get user input for level to play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track1</text:p>
          </table:table-cell>
          <table:table-cell office:value-type="string">
            <text:p>to track index of level array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track2</text:p>
          </table:table-cell>
          <table:table-cell office:value-type="string">
            <text:p>to track index of level array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track3</text:p>
          </table:table-cell>
          <table:table-cell office:value-type="string">
            <text:p>to track index of level array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points</text:p>
          </table:table-cell>
          <table:table-cell office:value-type="string">
            <text:p>to hold player points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play</text:p>
          </table:table-cell>
          <table:table-cell office:value-type="string">
            <text:p>to get player response to continue play or not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1" office:value-type="string">
            <text:p>Arrays</text:p>
          </table:table-cell>
          <table:table-cell table:number-columns-repeated="2"/>
        </table:table-row>
        <table:table-row table:style-name="ro2">
          <table:table-cell office:value-type="string">
            <text:p>level1</text:p>
          </table:table-cell>
          <table:table-cell office:value-type="string">
            <text:p>to hold words for level one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level2</text:p>
          </table:table-cell>
          <table:table-cell office:value-type="string">
            <text:p>to hold words for level two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level3</text:p>
          </table:table-cell>
          <table:table-cell office:value-type="string">
            <text:p>to hold words for level three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arr</text:p>
          </table:table-cell>
          <table:table-cell office:value-type="string">
            <text:p>to hold/track player's correct answer progress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1" office:value-type="string">
            <text:p>Functions</text:p>
          </table:table-cell>
          <table:table-cell table:number-columns-repeated="2"/>
        </table:table-row>
        <table:table-row table:style-name="ro2">
          <table:table-cell office:value-type="string">
            <text:p>levelOne</text:p>
          </table:table-cell>
          <table:table-cell office:value-type="string">
            <text:p>level one implementation – function definition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string">
            <text:p>levelTwo</text:p>
          </table:table-cell>
          <table:table-cell office:value-type="string">
            <text:p>level two implementation – function definition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string">
            <text:p>levelThree</text:p>
          </table:table-cell>
          <table:table-cell office:value-type="string">
            <text:p>level three implementation – function definition</text:p>
          </table:table-cell>
          <table:table-cell office:value-type="float" office:value="281">
            <text:p>28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1" office:value-type="string">
            <text:p>Variables(function)</text:p>
          </table:table-cell>
          <table:table-cell table:number-columns-repeated="2"/>
        </table:table-row>
        <table:table-row table:style-name="ro2">
          <table:table-cell office:value-type="string">
            <text:p>one</text:p>
          </table:table-cell>
          <table:table-cell office:value-type="string">
            <text:p>to copy array element into string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choose</text:p>
          </table:table-cell>
          <table:table-cell office:value-type="string">
            <text:p>to hold user response to guess or call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letter</text:p>
          </table:table-cell>
          <table:table-cell office:value-type="string">
            <text:p>to hold user input of letter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answer</text:p>
          </table:table-cell>
          <table:table-cell office:value-type="string">
            <text:p>to hold user guess of the word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calls</text:p>
          </table:table-cell>
          <table:table-cell office:value-type="string">
            <text:p>to count number of user calls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guesses</text:p>
          </table:table-cell>
          <table:table-cell office:value-type="string">
            <text:p>to count number of user guesses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count</text:p>
          </table:table-cell>
          <table:table-cell office:value-type="string">
            <text:p>to track the index size limit accumulation</text:p>
          </table:table-cell>
          <table:table-cell office:value-type="float" office:value="118">
            <text:p>118</text:p>
          </table:table-cell>
        </table:table-row>
        <table:table-row table:style-name="ro2" table:number-rows-repeated="104854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11/08/2015</text:date>, <text:time>08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22:25:54</meta:creation-date>
    <dc:date>2015-11-08T08:53:28.26</dc:date>
    <meta:editing-duration>PT10M43S</meta:editing-duration>
    <meta:editing-cycles>4</meta:editing-cycles>
    <meta:generator>OpenOffice/4.1.1$Win32 OpenOffice.org_project/411m6$Build-9775</meta:generator>
    <meta:document-statistic meta:table-count="3" meta:cell-count="69" meta:object-count="0"/>
  </office:meta>
</office:document-meta>
</file>